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D841EACAB14F031B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6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Fernando">
      <style:table-cell-properties fo:border-bottom="none" fo:border-left="0.06pt solid #000000" fo:border-right="none" fo:border-top="none"/>
    </style:style>
    <style:style style:name="ce8" style:family="table-cell" style:parent-style-name="Fernando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4" style:family="table-cell" style:parent-style-name="Fernando" style:data-style-name="N0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Fernando" style:data-style-name="N0">
      <style:table-cell-properties fo:border-bottom="none" fo:background-color="#ffffff" fo:border-left="none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Fernando" style:data-style-name="N126">
      <style:table-cell-properties fo:border-bottom="0.06pt solid #000000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 style:data-style-name="N104">
      <style:table-cell-properties fo:border="0.06pt solid #000000"/>
    </style:style>
    <style:style style:name="ce26" style:family="table-cell" style:parent-style-name="Fernando" style:data-style-name="N0">
      <style:table-cell-properties fo:background-color="#ffffff" fo:border="none"/>
      <style:text-properties fo:font-weight="normal" style:font-weight-asian="normal" style:font-weight-complex="normal"/>
    </style:style>
    <style:style style:name="ce27" style:family="table-cell" style:parent-style-name="Fernando" style:data-style-name="N126">
      <style:table-cell-properties fo:border-bottom="0.06pt solid #000000" fo:background-color="#ffffff" fo:border-left="none" fo:border-right="none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1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2" style:family="table-cell" style:parent-style-name="Fernando" style:data-style-name="N0">
      <style:table-cell-properties fo:border-bottom="0.06pt solid #000000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181.86mm" svg:y="3.8mm">
            <draw:text-box>
              <text:p text:style-name="P1"><text:span text:style-name="T1">Um carpinteiro dispõe de 90, 80 e 50 metros de compensado, pinho e cedro, respectivamente. O produto A requer 2, 1 e 1 metro de compensado, pinho e cedro, respectivamente. O produto B requer 1, 2 e 1 metros, respectivamente. Se A é vendido por $120,00 e B por $100,00, quantos de cada produto ele deve fazer para obter um</text:span></text:p>
              <text:p text:style-name="P1"><text:span text:style-name="T1">rendimento bruto máximo? Elabore o modelo.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3 Carpinteiro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3" office:value-type="string" calcext:value-type="string">
            <text:p>P1(A)</text:p>
          </table:table-cell>
          <table:table-cell table:style-name="ce13" office:value-type="string" calcext:value-type="string">
            <text:p>P2(B)</text:p>
          </table:table-cell>
          <table:table-cell table:style-name="ce30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Compensado</text:p>
          </table:table-cell>
          <table:table-cell table:style-name="ce1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4" office:value-type="string" calcext:value-type="string">
            <text:p>Pinho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3" office:value-type="string" calcext:value-type="string">
            <text:p>Cedro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5" office:value-type="string" calcext:value-type="string">
            <text:p>Lucro</text:p>
          </table:table-cell>
          <table:table-cell table:style-name="ce17" office:value-type="currency" office:currency="USD" office:value="120" calcext:value-type="currency">
            <text:p>$120,00</text:p>
          </table:table-cell>
          <table:table-cell table:style-name="ce27" office:value-type="currency" office:currency="USD" office:value="100" calcext:value-type="currency">
            <text:p>$100,00</text:p>
          </table:table-cell>
          <table:table-cell table:style-name="ce32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Variável</text:p>
          </table:table-cell>
          <table:covered-table-cell table:style-name="ce18"/>
          <table:covered-table-cell table:style-name="ce28"/>
          <table:covered-table-cell table:style-name="ce33"/>
          <table:table-cell/>
        </table:table-row>
        <table:table-row table:style-name="ro1">
          <table:table-cell table:style-name="ce7" table:formula="of:=[.B3]" office:value-type="string" office:string-value="P1(A)" calcext:value-type="string">
            <text:p>P1(A)</text:p>
          </table:table-cell>
          <table:table-cell table:style-name="ce19" office:value-type="float" office:value="40" calcext:value-type="float">
            <text:p>40</text:p>
          </table:table-cell>
          <table:table-cell/>
          <table:table-cell table:style-name="ce34"/>
          <table:table-cell/>
        </table:table-row>
        <table:table-row table:style-name="ro1">
          <table:table-cell table:style-name="ce8" table:formula="of:=[.C3]" office:value-type="string" office:string-value="P2(B)" calcext:value-type="string">
            <text:p>P2(B)</text:p>
          </table:table-cell>
          <table:table-cell table:style-name="ce20" office:value-type="float" office:value="10" calcext:value-type="float">
            <text:p>10</text:p>
          </table:table-cell>
          <table:table-cell table:style-name="ce29"/>
          <table:table-cell table:style-name="ce35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21"/>
          <table:covered-table-cell table:style-name="ce36"/>
          <table:table-cell/>
        </table:table-row>
        <table:table-row table:style-name="ro1">
          <table:table-cell table:style-name="ce9" office:value-type="string" calcext:value-type="string">
            <text:p>2A+B &lt;= 90</text:p>
          </table:table-cell>
          <table:table-cell table:style-name="ce22" table:formula="of:=[.B4]*[.B10]+[.C4]*[.B11]" office:value-type="float" office:value="90" calcext:value-type="float">
            <text:p>90</text:p>
          </table:table-cell>
          <table:table-cell table:style-name="ce10" office:value-type="string" calcext:value-type="string">
            <text:p>&lt;=</text:p>
          </table:table-cell>
          <table:table-cell table:style-name="ce22" table:formula="of:=[.D4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0" office:value-type="string" calcext:value-type="string">
            <text:p>A + 2B &lt;= 80</text:p>
          </table:table-cell>
          <table:table-cell table:style-name="ce19" table:formula="of:=[.B5]*[.B10]+[.C5]*[.B11]" office:value-type="float" office:value="60" calcext:value-type="float">
            <text:p>60</text:p>
          </table:table-cell>
          <table:table-cell table:style-name="ce10" office:value-type="string" calcext:value-type="string">
            <text:p>&lt;=</text:p>
          </table:table-cell>
          <table:table-cell table:style-name="ce37" table:formula="of:=[.D5]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0" office:value-type="string" calcext:value-type="string">
            <text:p>A+B &lt;= 50</text:p>
          </table:table-cell>
          <table:table-cell table:style-name="ce23" table:formula="of:=[.B6]*[.B10]+[.C6]*[.B11]" office:value-type="float" office:value="50" calcext:value-type="float">
            <text:p>50</text:p>
          </table:table-cell>
          <table:table-cell table:style-name="ce10" office:value-type="string" calcext:value-type="string">
            <text:p>&lt;=</text:p>
          </table:table-cell>
          <table:table-cell table:style-name="ce19" table:formula="of:=[.D6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1"/>
          <table:table-cell table:style-name="ce24"/>
          <table:table-cell table:style-name="ce11"/>
          <table:table-cell table:style-name="ce24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21"/>
          <table:covered-table-cell table:style-name="ce36"/>
          <table:table-cell/>
        </table:table-row>
        <table:table-row table:style-name="ro1">
          <table:table-cell table:style-name="ce12" table:formula="of:=CONCATENATE(&quot;Z=&quot;;[.B7];&quot;a + &quot;;[.C7];&quot;b &quot;;)" office:value-type="string" office:string-value="Z=120a + 100b " calcext:value-type="string">
            <text:p>Z=120a + 100b </text:p>
          </table:table-cell>
          <table:table-cell table:style-name="ce25" table:formula="of:=[.B10]*[.B7]+[.B11]*[.C7]" office:value-type="currency" office:currency="BRL" office:value="5800" calcext:value-type="currency">
            <text:p>R$ 5.800,00</text:p>
          </table:table-cell>
          <table:table-cell table:style-name="ce29"/>
          <table:table-cell table:style-name="ce35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g</number:text>
    </number:number-style>
    <number:number-style style:name="N109">
      <number:number number:min-integer-digits="1"/>
      <number:text> m³</number:text>
    </number:number-style>
    <number:number-style style:name="N110">
      <number:number number:min-integer-digits="1"/>
      <number:text> m</number:text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min-integer-digits="1"/>
      <number:text> gramas</number:text>
    </number:number-style>
    <number:number-style style:name="N123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D841EACAB14F031B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0:41:39.7363899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4T01:17:31.819674267</dc:date>
    <meta:editing-duration>PT3H40M30S</meta:editing-duration>
    <meta:editing-cycles>46</meta:editing-cycles>
    <meta:generator>LibreOffice/5.1.6.2$Linux_X86_64 LibreOffice_project/10m0$Build-2</meta:generator>
    <meta:document-statistic meta:table-count="1" meta:cell-count="40" meta:object-count="1"/>
  </office:meta>
</office:document-meta>
</file>